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ono" svg:font-family="'Roboto Mono'" style:font-pitch="fixed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8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color="#2a6099" style:font-name="Roboto" fo:font-weight="bold" style:font-weight-asian="bold" style:font-weight-complex="bold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 style:font-name="Robot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Roboto"/>
    </style:style>
    <style:style style:name="ce4" style:family="table-cell" style:parent-style-name="Default">
      <style:text-properties style:font-name="Roboto"/>
    </style:style>
    <style:style style:name="ce5" style:family="table-cell" style:parent-style-name="Default" style:data-style-name="N4">
      <style:text-properties style:font-name="Roboto Mono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32767" table:maximum-difference="0.000000000001"/>
      </table:calculation-settings>
      <table:table table:name="Sheet1" table:style-name="ta1">
        <table:shapes>
          <draw:frame draw:z-index="0" draw:style-name="gr1" draw:text-style-name="P1" svg:width="7.9807in" svg:height="2.9878in" svg:x="4.0736in" svg:y="0.2425in">
            <draw:object draw:notify-on-update-of-ranges="Sheet1.A2:Sheet1.A2 Sheet1.A3:Sheet1.A8 Sheet1.B2:Sheet1.B2 Sheet1.B3:Sheet1.B8 Sheet1.C2:Sheet1.C2 Sheet1.C3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>
            <text:p>example.png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PNGE AVX</text:p>
          </table:table-cell>
          <table:table-cell office:value-type="float" office:value="2.773" calcext:value-type="float">
            <text:p>2.77</text:p>
          </table:table-cell>
          <table:table-cell office:value-type="float" office:value="0.473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FPNG SSE2</text:p>
          </table:table-cell>
          <table:table-cell office:value-type="float" office:value="6.597" calcext:value-type="float">
            <text:p>6.60</text:p>
          </table:table-cell>
          <table:table-cell office:value-type="float" office:value="0.175" calcext:value-type="float">
            <text:p>0.18</text:p>
          </table:table-cell>
          <table:table-cell/>
        </table:table-row>
        <table:table-row table:style-name="ro1">
          <table:table-cell office:value-type="string" calcext:value-type="string">
            <text:p>PNGEncoder Fastest</text:p>
          </table:table-cell>
          <table:table-cell office:value-type="float" office:value="17.48" calcext:value-type="float">
            <text:p>17.48</text:p>
          </table:table-cell>
          <table:table-cell office:value-type="float" office:value="0.983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PNGEncoder</text:p>
          </table:table-cell>
          <table:table-cell office:value-type="float" office:value="29.372" calcext:value-type="float">
            <text:p>29.37</text:p>
          </table:table-cell>
          <table:table-cell office:value-type="float" office:value="0.738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ObjectPlanet</text:p>
          </table:table-cell>
          <table:table-cell office:value-type="float" office:value="31.85" calcext:value-type="float">
            <text:p>31.85</text:p>
          </table:table-cell>
          <table:table-cell office:value-type="float" office:value="2.07" calcext:value-type="float">
            <text:p>2.07</text:p>
          </table:table-cell>
          <table:table-cell/>
        </table:table-row>
        <table:table-row table:style-name="ro1">
          <table:table-cell office:value-type="string" calcext:value-type="string">
            <text:p>ImageIO</text:p>
          </table:table-cell>
          <table:table-cell office:value-type="float" office:value="48.371" calcext:value-type="float">
            <text:p>48.37</text:p>
          </table:table-cell>
          <table:table-cell office:value-type="float" office:value="12.259" calcext:value-type="float">
            <text:p>12.26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 table:number-rows-repeated="6"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looklet-look-scale6.png</text:p>
          </table:table-cell>
          <table:table-cell table:style-name="ce4" table:number-columns-repeated="2"/>
          <table:table-cell>
            <draw:frame draw:z-index="1" draw:style-name="gr1" draw:text-style-name="P1" svg:width="7.9807in" svg:height="2.9878in" svg:x="0.8823in" svg:y="0.0319in">
              <draw:object draw:notify-on-update-of-ranges="Sheet1.A17:Sheet1.A17 Sheet1.A18:Sheet1.A23 Sheet1.B17:Sheet1.B17 Sheet1.B18:Sheet1.B23 Sheet1.C17:Sheet1.C17 Sheet1.C18:Sheet1.C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PNGE AVX</text:p>
          </table:table-cell>
          <table:table-cell office:value-type="float" office:value="284.636" calcext:value-type="float">
            <text:p>284.64</text:p>
          </table:table-cell>
          <table:table-cell office:value-type="float" office:value="162.091" calcext:value-type="float">
            <text:p>162.09</text:p>
          </table:table-cell>
          <table:table-cell/>
        </table:table-row>
        <table:table-row table:style-name="ro1">
          <table:table-cell office:value-type="string" calcext:value-type="string">
            <text:p>PNGEncoder Fastest</text:p>
          </table:table-cell>
          <table:table-cell office:value-type="float" office:value="375.172" calcext:value-type="float">
            <text:p>375.17</text:p>
          </table:table-cell>
          <table:table-cell office:value-type="float" office:value="18.875" calcext:value-type="float">
            <text:p>18.88</text:p>
          </table:table-cell>
          <table:table-cell/>
        </table:table-row>
        <table:table-row table:style-name="ro1">
          <table:table-cell office:value-type="string" calcext:value-type="string">
            <text:p>FPNG SSE2</text:p>
          </table:table-cell>
          <table:table-cell office:value-type="float" office:value="482.187" calcext:value-type="float">
            <text:p>482.19</text:p>
          </table:table-cell>
          <table:table-cell office:value-type="float" office:value="129.254" calcext:value-type="float">
            <text:p>129.25</text:p>
          </table:table-cell>
          <table:table-cell/>
        </table:table-row>
        <table:table-row table:style-name="ro1">
          <table:table-cell office:value-type="string" calcext:value-type="string">
            <text:p>PNGEncoder</text:p>
          </table:table-cell>
          <table:table-cell office:value-type="float" office:value="575.066" calcext:value-type="float">
            <text:p>575.07</text:p>
          </table:table-cell>
          <table:table-cell office:value-type="float" office:value="40.855" calcext:value-type="float">
            <text:p>40.86</text:p>
          </table:table-cell>
          <table:table-cell/>
        </table:table-row>
        <table:table-row table:style-name="ro1">
          <table:table-cell office:value-type="string" calcext:value-type="string">
            <text:p>ObjectPlanet</text:p>
          </table:table-cell>
          <table:table-cell office:value-type="float" office:value="935.261" calcext:value-type="float">
            <text:p>935.26</text:p>
          </table:table-cell>
          <table:table-cell office:value-type="float" office:value="104.956" calcext:value-type="float">
            <text:p>104.96</text:p>
          </table:table-cell>
          <table:table-cell/>
        </table:table-row>
        <table:table-row table:style-name="ro1">
          <table:table-cell office:value-type="string" calcext:value-type="string">
            <text:p>ImageIO</text:p>
          </table:table-cell>
          <table:table-cell office:value-type="float" office:value="1292.434" calcext:value-type="float">
            <text:p>1,292.43</text:p>
          </table:table-cell>
          <table:table-cell office:value-type="float" office:value="139.938" calcext:value-type="float">
            <text:p>139.9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7:Sheet1.C2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pitch="variable"/>
    <style:font-face style:name="Roboto Mono" svg:font-family="'Roboto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Reichel</meta:initial-creator>
    <meta:creation-date>2023-11-23T06:34:55.615193751</meta:creation-date>
    <dc:date>2023-11-23T07:00:59.249642407</dc:date>
    <dc:creator>Andreas Reichel</dc:creator>
    <meta:editing-duration>PT26M4S</meta:editing-duration>
    <meta:editing-cycles>1</meta:editing-cycles>
    <meta:document-statistic meta:table-count="1" meta:cell-count="44" meta:object-count="2"/>
    <meta:generator>LibreOffice/7.6.2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Roboto Black'" style:font-style-name="Black" fo:font-size="13pt" fo:font-weight="900" style:font-size-asian="13pt" style:font-size-complex="13pt"/>
    </style:style>
    <style:style style:name="ch3" style:family="chart">
      <style:chart-properties chart:auto-position="true" style:rotation-angle="0"/>
      <style:text-properties fo:font-family="Roboto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8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72cm" svg:height="7.59cm" xlink:href=".." xlink:type="simple" chart:class="chart:bar" chart:style-name="ch1">
        <chart:title svg:x="7.665cm" svg:y="0.286cm" chart:style-name="ch2">
          <text:p>Java FPNG Benchmark</text:p>
        </chart:title>
        <chart:subtitle svg:x="6.586cm" svg:y="1.248cm" chart:style-name="ch3">
          <text:p>Smaller Image "example.png" (1.4 MByte)</text:p>
        </chart:subtitle>
        <chart:legend chart:legend-position="end" svg:x="18.628cm" svg:y="3.161cm" style:legend-expansion="high" chart:style-name="ch4"/>
        <chart:plot-area chart:style-name="ch5" table:cell-range-address="Sheet1.A2:Sheet1.C8" chart:data-source-has-labels="both" svg:x="1.808cm" svg:y="2.14cm" svg:width="16.415cm" svg:height="5.299cm">
          <chart:coordinate-region svg:x="2.465cm" svg:y="2.382cm" svg:width="15.758cm" svg:height="4.426cm"/>
          <chart:axis chart:dimension="x" chart:name="primary-x" chart:style-name="ch6" chartooo:axis-type="auto">
            <chartooo:date-scale/>
            <chart:categories table:cell-range-address="Sheet1.A3:Sheet1.A8"/>
          </chart:axis>
          <chart:axis chart:dimension="y" chart:name="primary-y" chart:style-name="ch7">
            <chart:title svg:x="0.451cm" svg:y="6.802cm" chart:style-name="ch8">
              <text:p>milli-seconds per encoding
(smaller is better)</text:p>
            </chart:title>
            <chart:grid chart:style-name="ch9" chart:class="major"/>
          </chart:axis>
          <chart:series chart:style-name="ch10" chart:values-cell-range-address="Sheet1.B3:Sheet1.B8" chart:label-cell-address="Sheet1.B2:Sheet1.B2" chart:class="chart:bar">
            <chart:data-point chart:repeated="6"/>
          </chart:series>
          <chart:series chart:style-name="ch11" chart:values-cell-range-address="Sheet1.C3:Sheet1.C8" chart:label-cell-address="Sheet1.C2:Sheet1.C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B2:Sheet1.B2</svg:desc>
                </draw:g>
              </table:table-cell>
              <table:table-cell office:value-type="string">
                <text:p>Error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PNGE AVX</text:p>
                <draw:g>
                  <svg:desc>Sheet1.A3:Sheet1.A8</svg:desc>
                </draw:g>
              </table:table-cell>
              <table:table-cell office:value-type="float" office:value="2.773">
                <text:p>2.773</text:p>
                <draw:g>
                  <svg:desc>Sheet1.B3:Sheet1.B8</svg:desc>
                </draw:g>
              </table:table-cell>
              <table:table-cell office:value-type="float" office:value="0.473">
                <text:p>0.473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FPNG SSE2</text:p>
              </table:table-cell>
              <table:table-cell office:value-type="float" office:value="6.597">
                <text:p>6.59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PNGEncoder Fastest</text:p>
              </table:table-cell>
              <table:table-cell office:value-type="float" office:value="17.48">
                <text:p>17.48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PNGEncoder</text:p>
              </table:table-cell>
              <table:table-cell office:value-type="float" office:value="29.372">
                <text:p>29.372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ObjectPlanet</text:p>
              </table:table-cell>
              <table:table-cell office:value-type="float" office:value="31.85">
                <text:p>31.8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ImageIO</text:p>
              </table:table-cell>
              <table:table-cell office:value-type="float" office:value="48.371">
                <text:p>48.371</text:p>
              </table:table-cell>
              <table:table-cell office:value-type="float" office:value="12.259">
                <text:p>12.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Roboto Black'" style:font-style-name="Black" fo:font-size="13pt" fo:font-weight="900" style:font-size-asian="13pt" style:font-size-complex="13pt"/>
    </style:style>
    <style:style style:name="ch3" style:family="chart">
      <style:chart-properties chart:auto-position="true" style:rotation-angle="0"/>
      <style:text-properties fo:font-family="Roboto" style:font-style-name="Regular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8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Roboto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72cm" svg:height="7.59cm" xlink:href=".." xlink:type="simple" chart:class="chart:bar" chart:style-name="ch1">
        <chart:title svg:x="7.665cm" svg:y="0.286cm" chart:style-name="ch2">
          <text:p>Java FPNG Benchmark</text:p>
        </chart:title>
        <chart:subtitle svg:x="5.887cm" svg:y="1.248cm" chart:style-name="ch3">
          <text:p>Large Image "looklet-look-scale6.png" (28 MByte)</text:p>
        </chart:subtitle>
        <chart:legend chart:legend-position="end" svg:x="18.628cm" svg:y="3.161cm" style:legend-expansion="high" chart:style-name="ch4"/>
        <chart:plot-area chart:style-name="ch5" table:cell-range-address="Sheet1.A17:Sheet1.C23" chart:data-source-has-labels="both" svg:x="1.808cm" svg:y="2.14cm" svg:width="16.415cm" svg:height="5.299cm">
          <chart:coordinate-region svg:x="2.872cm" svg:y="2.382cm" svg:width="15.351cm" svg:height="4.426cm"/>
          <chart:axis chart:dimension="x" chart:name="primary-x" chart:style-name="ch6" chartooo:axis-type="auto">
            <chartooo:date-scale/>
            <chart:categories table:cell-range-address="Sheet1.A18:Sheet1.A23"/>
          </chart:axis>
          <chart:axis chart:dimension="y" chart:name="primary-y" chart:style-name="ch7">
            <chart:title svg:x="0.451cm" svg:y="6.802cm" chart:style-name="ch8">
              <text:p>milli-seconds per encoding
(smaller is better)</text:p>
            </chart:title>
            <chart:grid chart:style-name="ch9" chart:class="major"/>
          </chart:axis>
          <chart:series chart:style-name="ch10" chart:values-cell-range-address="Sheet1.B18:Sheet1.B23" chart:label-cell-address="Sheet1.B17:Sheet1.B17" chart:class="chart:bar">
            <chart:data-point chart:repeated="6"/>
          </chart:series>
          <chart:series chart:style-name="ch11" chart:values-cell-range-address="Sheet1.C18:Sheet1.C23" chart:label-cell-address="Sheet1.C17:Sheet1.C1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B17:Sheet1.B17</svg:desc>
                </draw:g>
              </table:table-cell>
              <table:table-cell office:value-type="string">
                <text:p>Error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PNGE AVX</text:p>
                <draw:g>
                  <svg:desc>Sheet1.A18:Sheet1.A23</svg:desc>
                </draw:g>
              </table:table-cell>
              <table:table-cell office:value-type="float" office:value="284.636">
                <text:p>284.636</text:p>
                <draw:g>
                  <svg:desc>Sheet1.B18:Sheet1.B23</svg:desc>
                </draw:g>
              </table:table-cell>
              <table:table-cell office:value-type="float" office:value="162.091">
                <text:p>162.091</text:p>
                <draw:g>
                  <svg:desc>Sheet1.C18:Sheet1.C23</svg:desc>
                </draw:g>
              </table:table-cell>
            </table:table-row>
            <table:table-row>
              <table:table-cell office:value-type="string">
                <text:p>PNGEncoder Fastest</text:p>
              </table:table-cell>
              <table:table-cell office:value-type="float" office:value="375.172">
                <text:p>375.172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string">
                <text:p>FPNG SSE2</text:p>
              </table:table-cell>
              <table:table-cell office:value-type="float" office:value="482.187">
                <text:p>482.187</text:p>
              </table:table-cell>
              <table:table-cell office:value-type="float" office:value="129.254">
                <text:p>129.254</text:p>
              </table:table-cell>
            </table:table-row>
            <table:table-row>
              <table:table-cell office:value-type="string">
                <text:p>PNGEncoder</text:p>
              </table:table-cell>
              <table:table-cell office:value-type="float" office:value="575.066">
                <text:p>575.066</text:p>
              </table:table-cell>
              <table:table-cell office:value-type="float" office:value="40.855">
                <text:p>40.855</text:p>
              </table:table-cell>
            </table:table-row>
            <table:table-row>
              <table:table-cell office:value-type="string">
                <text:p>ObjectPlanet</text:p>
              </table:table-cell>
              <table:table-cell office:value-type="float" office:value="935.261">
                <text:p>935.261</text:p>
              </table:table-cell>
              <table:table-cell office:value-type="float" office:value="104.956">
                <text:p>104.956</text:p>
              </table:table-cell>
            </table:table-row>
            <table:table-row>
              <table:table-cell office:value-type="string">
                <text:p>ImageIO</text:p>
              </table:table-cell>
              <table:table-cell office:value-type="float" office:value="1292.434">
                <text:p>1292.434</text:p>
              </table:table-cell>
              <table:table-cell office:value-type="float" office:value="139.938">
                <text:p>139.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